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3" style:family="table">
      <style:table-properties style:width="16.96cm" fo:margin-left="0.064cm" table:align="left"/>
    </style:style>
    <style:style style:name="Table3.A" style:family="table-column">
      <style:table-column-properties style:column-width="16.96cm"/>
    </style:style>
    <style:style style:name="Table3.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Standard">
      <style:text-properties officeooo:rsid="0012878d" officeooo:paragraph-rsid="0012878d"/>
    </style:style>
    <style:style style:name="P2" style:family="paragraph" style:parent-style-name="Standard">
      <style:text-properties officeooo:rsid="0012878d" officeooo:paragraph-rsid="001632f1"/>
    </style:style>
    <style:style style:name="P3" style:family="paragraph" style:parent-style-name="Standard">
      <style:text-properties officeooo:rsid="001350da" officeooo:paragraph-rsid="001350da"/>
    </style:style>
    <style:style style:name="P4" style:family="paragraph" style:parent-style-name="Standard">
      <style:text-properties officeooo:rsid="001350da" officeooo:paragraph-rsid="0016020e"/>
    </style:style>
    <style:style style:name="P5" style:family="paragraph" style:parent-style-name="Standard">
      <style:text-properties officeooo:rsid="00151232" officeooo:paragraph-rsid="00151232"/>
    </style:style>
    <style:style style:name="P6" style:family="paragraph" style:parent-style-name="Standard">
      <style:text-properties officeooo:rsid="0016020e" officeooo:paragraph-rsid="0016020e"/>
    </style:style>
    <style:style style:name="P7" style:family="paragraph" style:parent-style-name="Standard">
      <style:text-properties officeooo:rsid="001632f1" officeooo:paragraph-rsid="001632f1"/>
    </style:style>
    <style:style style:name="P8" style:family="paragraph" style:parent-style-name="Standard">
      <style:text-properties officeooo:rsid="0016978e" officeooo:paragraph-rsid="0016978e"/>
    </style:style>
    <style:style style:name="P9" style:family="paragraph" style:parent-style-name="Standard">
      <style:text-properties officeooo:rsid="00185946" officeooo:paragraph-rsid="00185946"/>
    </style:style>
    <style:style style:name="P10" style:family="paragraph" style:parent-style-name="Standard">
      <style:text-properties officeooo:rsid="001a5518" officeooo:paragraph-rsid="001a5518"/>
    </style:style>
    <style:style style:name="P11" style:family="paragraph" style:parent-style-name="Standard">
      <style:text-properties officeooo:rsid="001bf7e5" officeooo:paragraph-rsid="001bf7e5"/>
    </style:style>
    <style:style style:name="P12" style:family="paragraph" style:parent-style-name="Standard">
      <style:text-properties officeooo:rsid="001cfdcc" officeooo:paragraph-rsid="001cfdcc"/>
    </style:style>
    <style:style style:name="P13" style:family="paragraph" style:parent-style-name="Standard">
      <style:text-properties officeooo:rsid="001cfdcc" officeooo:paragraph-rsid="002126e5"/>
    </style:style>
    <style:style style:name="P14" style:family="paragraph" style:parent-style-name="Standard">
      <style:text-properties officeooo:rsid="001d8844" officeooo:paragraph-rsid="0026caf6"/>
    </style:style>
    <style:style style:name="P15" style:family="paragraph" style:parent-style-name="Standard">
      <style:text-properties officeooo:rsid="001e3ffd" officeooo:paragraph-rsid="001e3ffd"/>
    </style:style>
    <style:style style:name="P16" style:family="paragraph" style:parent-style-name="Standard">
      <style:text-properties officeooo:rsid="001e3ffd" officeooo:paragraph-rsid="0026caf6"/>
    </style:style>
    <style:style style:name="P17" style:family="paragraph" style:parent-style-name="Standard">
      <style:text-properties officeooo:rsid="001e3ffd" officeooo:paragraph-rsid="003884ce"/>
    </style:style>
    <style:style style:name="P18" style:family="paragraph" style:parent-style-name="Standard">
      <style:text-properties officeooo:rsid="001e3ffd" officeooo:paragraph-rsid="003bd70a"/>
    </style:style>
    <style:style style:name="P19" style:family="paragraph" style:parent-style-name="Standard">
      <style:text-properties officeooo:rsid="002248fb" officeooo:paragraph-rsid="002248fb"/>
    </style:style>
    <style:style style:name="P20" style:family="paragraph" style:parent-style-name="Standard">
      <style:text-properties officeooo:rsid="0023b409" officeooo:paragraph-rsid="0023b409"/>
    </style:style>
    <style:style style:name="P21" style:family="paragraph" style:parent-style-name="Standard">
      <style:text-properties officeooo:rsid="0028bbcf" officeooo:paragraph-rsid="0028bbcf"/>
    </style:style>
    <style:style style:name="P22" style:family="paragraph" style:parent-style-name="Standard">
      <style:text-properties officeooo:rsid="002995b3" officeooo:paragraph-rsid="002995b3"/>
    </style:style>
    <style:style style:name="P23" style:family="paragraph" style:parent-style-name="Standard">
      <style:text-properties officeooo:rsid="002b570d" officeooo:paragraph-rsid="002b570d"/>
    </style:style>
    <style:style style:name="P24" style:family="paragraph" style:parent-style-name="Standard">
      <style:text-properties officeooo:rsid="002d0cd9" officeooo:paragraph-rsid="002d0cd9"/>
    </style:style>
    <style:style style:name="P25" style:family="paragraph" style:parent-style-name="Standard">
      <style:text-properties officeooo:rsid="002d9152" officeooo:paragraph-rsid="002d9152"/>
    </style:style>
    <style:style style:name="P26" style:family="paragraph" style:parent-style-name="Standard">
      <style:text-properties officeooo:rsid="002fe37a" officeooo:paragraph-rsid="002fe37a"/>
    </style:style>
    <style:style style:name="P27" style:family="paragraph" style:parent-style-name="Standard">
      <style:text-properties officeooo:rsid="002ff418" officeooo:paragraph-rsid="002ff418"/>
    </style:style>
    <style:style style:name="P28" style:family="paragraph" style:parent-style-name="Standard">
      <style:text-properties officeooo:rsid="0032fa97" officeooo:paragraph-rsid="0032fa97"/>
    </style:style>
    <style:style style:name="P29" style:family="paragraph" style:parent-style-name="Standard">
      <style:text-properties style:font-name="DejaVu Sans Mono" fo:font-size="10pt" officeooo:rsid="002fe37a" officeooo:paragraph-rsid="0032fa97" style:font-size-asian="10pt" style:font-size-complex="10pt"/>
    </style:style>
    <style:style style:name="P30" style:family="paragraph" style:parent-style-name="Standard">
      <style:text-properties style:font-name="DejaVu Sans Mono" fo:font-size="10pt" officeooo:rsid="002995b3" officeooo:paragraph-rsid="002995b3" style:font-size-asian="10pt" style:font-size-complex="10pt"/>
    </style:style>
    <style:style style:name="P31" style:family="paragraph" style:parent-style-name="Standard">
      <style:text-properties officeooo:rsid="0033fd88" officeooo:paragraph-rsid="0033fd88"/>
    </style:style>
    <style:style style:name="P32" style:family="paragraph" style:parent-style-name="Standard">
      <style:text-properties officeooo:rsid="003436b4" officeooo:paragraph-rsid="003436b4"/>
    </style:style>
    <style:style style:name="P33" style:family="paragraph" style:parent-style-name="Standard">
      <style:text-properties officeooo:rsid="003a538c" officeooo:paragraph-rsid="003a538c"/>
    </style:style>
    <style:style style:name="P34" style:family="paragraph" style:parent-style-name="Standard">
      <style:text-properties officeooo:rsid="003a538c" officeooo:paragraph-rsid="003bd70a"/>
    </style:style>
    <style:style style:name="P35" style:family="paragraph" style:parent-style-name="Standard">
      <style:text-properties officeooo:rsid="0045b63c" officeooo:paragraph-rsid="0045b63c"/>
    </style:style>
    <style:style style:name="P36" style:family="paragraph" style:parent-style-name="Table_20_Contents">
      <style:text-properties style:font-name="DejaVu Sans Mono" fo:font-size="10pt" officeooo:rsid="0032fa97" officeooo:paragraph-rsid="0032fa97" style:font-size-asian="10pt" style:font-size-complex="10pt"/>
    </style:style>
    <style:style style:name="P37" style:family="paragraph" style:parent-style-name="Table_20_Contents">
      <style:text-properties style:font-name="DejaVu Sans Mono" fo:font-size="10pt" officeooo:rsid="00246413" officeooo:paragraph-rsid="00246413" style:font-size-asian="10pt" style:font-size-complex="10pt"/>
    </style:style>
    <style:style style:name="P38" style:family="paragraph" style:parent-style-name="Table_20_Contents">
      <style:text-properties style:font-name="DejaVu Sans Mono" fo:font-size="10pt" officeooo:rsid="0045b63c" officeooo:paragraph-rsid="0045b63c" style:font-size-asian="10pt" style:font-size-complex="10pt"/>
    </style:style>
    <style:style style:name="P39" style:family="paragraph" style:parent-style-name="Table_20_Contents">
      <style:text-properties fo:font-size="10pt" officeooo:rsid="0045b63c" officeooo:paragraph-rsid="0045b63c" style:font-size-asian="10pt" style:font-size-complex="10pt"/>
    </style:style>
    <style:style style:name="P40" style:family="paragraph" style:parent-style-name="Text_20_body">
      <style:text-properties officeooo:rsid="003db53b" officeooo:paragraph-rsid="003db53b"/>
    </style:style>
    <style:style style:name="P41" style:family="paragraph" style:parent-style-name="Text_20_body">
      <style:text-properties style:font-name="DejaVu Sans Mono" fo:font-size="10pt" officeooo:rsid="003edb0b" officeooo:paragraph-rsid="003edb0b" style:font-size-asian="10pt" style:font-size-complex="10pt"/>
    </style:style>
    <style:style style:name="P42" style:family="paragraph" style:parent-style-name="Text_20_body">
      <style:text-properties officeooo:rsid="00403154" officeooo:paragraph-rsid="00403154"/>
    </style:style>
    <style:style style:name="P43" style:family="paragraph" style:parent-style-name="Text_20_body">
      <style:text-properties officeooo:rsid="004101b0" officeooo:paragraph-rsid="004101b0"/>
    </style:style>
    <style:style style:name="P44" style:family="paragraph" style:parent-style-name="Text_20_body">
      <style:text-properties officeooo:rsid="0041eada" officeooo:paragraph-rsid="0041eada"/>
    </style:style>
    <style:style style:name="P45" style:family="paragraph" style:parent-style-name="Text_20_body">
      <style:text-properties officeooo:rsid="0042abf3" officeooo:paragraph-rsid="0042abf3"/>
    </style:style>
    <style:style style:name="P46" style:family="paragraph" style:parent-style-name="Standard">
      <style:text-properties officeooo:rsid="00470a46" officeooo:paragraph-rsid="00470a46"/>
    </style:style>
    <style:style style:name="P47" style:family="paragraph" style:parent-style-name="Standard">
      <style:text-properties officeooo:rsid="0028bbcf" officeooo:paragraph-rsid="00470a46"/>
    </style:style>
    <style:style style:name="P48" style:family="paragraph" style:parent-style-name="Standard">
      <style:text-properties officeooo:rsid="0016020e" officeooo:paragraph-rsid="0016020e"/>
    </style:style>
    <style:style style:name="P49" style:family="paragraph" style:parent-style-name="Standard">
      <style:text-properties officeooo:rsid="002d9152" officeooo:paragraph-rsid="002d9152"/>
    </style:style>
    <style:style style:name="P50" style:family="paragraph" style:parent-style-name="Text_20_body">
      <style:text-properties officeooo:rsid="00470a46" officeooo:paragraph-rsid="00470a46"/>
    </style:style>
    <style:style style:name="P51" style:family="paragraph" style:parent-style-name="Text_20_body">
      <style:paragraph-properties fo:text-align="start" style:justify-single-word="false"/>
      <style:text-properties officeooo:rsid="00470a46" officeooo:paragraph-rsid="00470a46"/>
    </style:style>
    <style:style style:name="P52" style:family="paragraph" style:parent-style-name="Text_20_body" style:list-style-name="L1">
      <style:text-properties officeooo:rsid="00470a46" officeooo:paragraph-rsid="00470a46"/>
    </style:style>
    <style:style style:name="P53" style:family="paragraph" style:parent-style-name="Text_20_body" style:list-style-name="L1">
      <style:text-properties officeooo:rsid="00470a46" officeooo:paragraph-rsid="0048fa34"/>
    </style:style>
    <style:style style:name="P54" style:family="paragraph" style:parent-style-name="Text_20_body">
      <style:text-properties officeooo:rsid="00470a46" officeooo:paragraph-rsid="0048fa34"/>
    </style:style>
    <style:style style:name="P55" style:family="paragraph" style:parent-style-name="Text_20_body" style:list-style-name="L1">
      <style:text-properties officeooo:rsid="0048fa34" officeooo:paragraph-rsid="0048fa34"/>
    </style:style>
    <style:style style:name="P56" style:family="paragraph" style:parent-style-name="Text_20_body">
      <style:text-properties officeooo:rsid="0041eada" officeooo:paragraph-rsid="0041eada"/>
    </style:style>
    <style:style style:name="P57" style:family="paragraph" style:parent-style-name="Text_20_body">
      <style:text-properties officeooo:rsid="0042abf3" officeooo:paragraph-rsid="0048fa34"/>
    </style:style>
    <style:style style:name="P58" style:family="paragraph" style:parent-style-name="Text_20_body">
      <style:text-properties officeooo:paragraph-rsid="0048fa34"/>
    </style:style>
    <style:style style:name="P59" style:family="paragraph" style:parent-style-name="Table_20_Contents">
      <style:text-properties style:font-name="DejaVu Sans Mono" fo:font-size="10pt" officeooo:rsid="0045b63c" officeooo:paragraph-rsid="0045e945" style:font-size-asian="10pt" style:font-size-complex="10pt"/>
    </style:style>
    <style:style style:name="P60" style:family="paragraph" style:parent-style-name="Table_20_Contents">
      <style:text-properties style:font-name="DejaVu Sans Mono" fo:font-size="10pt" officeooo:rsid="00470a46" officeooo:paragraph-rsid="00470a46" style:font-size-asian="10pt" style:font-size-complex="10pt"/>
    </style:style>
    <style:style style:name="P61" style:family="paragraph" style:parent-style-name="Table_20_Contents">
      <style:text-properties style:font-name="DejaVu Sans Mono" fo:font-size="10pt" officeooo:rsid="00470a46" officeooo:paragraph-rsid="0048fa34" style:font-size-asian="10pt" style:font-size-complex="10pt"/>
    </style:style>
    <style:style style:name="P62" style:family="paragraph" style:parent-style-name="Title">
      <style:paragraph-properties fo:text-align="start" style:justify-single-word="false"/>
    </style:style>
    <style:style style:name="P63" style:family="paragraph" style:parent-style-name="Title">
      <style:text-properties officeooo:paragraph-rsid="0048fa34"/>
    </style:style>
    <style:style style:name="P64" style:family="paragraph" style:parent-style-name="Heading_20_1">
      <style:paragraph-properties fo:break-before="page"/>
    </style:style>
    <style:style style:name="T1" style:family="text">
      <style:text-properties officeooo:rsid="00151232"/>
    </style:style>
    <style:style style:name="T2" style:family="text">
      <style:text-properties officeooo:rsid="001a5518"/>
    </style:style>
    <style:style style:name="T3" style:family="text">
      <style:text-properties officeooo:rsid="002b570d"/>
    </style:style>
    <style:style style:name="T4" style:family="text">
      <style:text-properties officeooo:rsid="003bd70a"/>
    </style:style>
    <style:style style:name="T5" style:family="text">
      <style:text-properties officeooo:rsid="0045e945"/>
    </style:style>
    <style:style style:name="T6" style:family="text">
      <style:text-properties officeooo:rsid="00470a46"/>
    </style:style>
    <style:style style:name="T7" style:family="text">
      <style:text-properties officeooo:rsid="0048fa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L2C <text:span text:style-name="T7">Install and Configuration</text:span></text:p>
      <text:p text:style-name="Subtitle"><text:span text:style-name="T7">Rough notes</text:span></text:p>
      <text:h text:style-name="Heading_20_1" text:outline-level="1">Connection</text:h>
      <text:h text:style-name="Heading_20_2" text:outline-level="2">VNC</text:h>
      <text:p text:style-name="P1">Once the VNC server is running, the passwords need to be set through the UI before access will be successful from tightvnc. </text:p>
      <text:p text:style-name="P1"/>
      <text:p text:style-name="P1"/>
      <text:h text:style-name="Heading_20_2" text:outline-level="2">PuTTY—gen </text:h>
      <text:p text:style-name="P6">Load the private key and save the public key to a text file (pi.txt)</text:p>
      <text:p text:style-name="P6">Copy this file to the raspberry</text:p>
      <text:p text:style-name="P7"/>
      <text:p text:style-name="P7"><text:a xlink:type="simple" xlink:href="https://www.raspberrypi.org/documentation/remote-access/ssh/windows.md" text:style-name="Internet_20_link" text:visited-style-name="Visited_20_Internet_20_Link">https://www.raspberrypi.org/documentation/remote-access/ssh/windows.md</text:a></text:p>
      <text:p text:style-name="P7"/>
      <text:p text:style-name="P7">Ensure to specify the putty private key file in the SSH-&gt;auth section of the connection setup.</text:p>
      <text:p text:style-name="P7"/>
      <text:p text:style-name="P7"/>
      <text:p text:style-name="P21">sudo usermod -aG sudo <text:span text:style-name="T6">$USER</text:span></text:p>
      <text:p text:style-name="P47">sudo usermod -aG i2c <text:span text:style-name="T6">$USER</text:span></text:p>
      <text:p text:style-name="P21"/>
      <text:p text:style-name="P21"/>
      <text:h text:style-name="Heading_20_1" text:outline-level="1">Django Setup</text:h>
      <text:p text:style-name="P20">repositories/django/ourhouse_project</text:p>
      <text:p text:style-name="P20"><text:tab/>ourhouse_env - virtualenv</text:p>
      <text:p text:style-name="P20"><text:tab/>SmartHome-Django – GIT repository (raspi_int for Interrupt).</text:p>
      <text:p text:style-name="P7"/>
      <text:p text:style-name="P6">scp pi.txt <text:a xlink:type="simple" xlink:href="mailto:steve@dev-pi" text:style-name="Internet_20_link" text:visited-style-name="Visited_20_Internet_20_Link">steve@dev-pi</text:a>:/home/steve/</text:p>
      <text:p text:style-name="P6"/>
      <text:p text:style-name="P2"/>
      <text:p text:style-name="P1"><text:span text:style-name="T1">p</text:span>ip3 install virtualenv</text:p>
      <text:p text:style-name="P1"/>
      <text:p text:style-name="P1">– With a virtualenv, the install will be contained for verification of the dependencies. This also means that sudo might not be needed?</text:p>
      <text:p text:style-name="P1"/>
      <text:p text:style-name="P1">mkdir -p repositories/django/ourhouse_project</text:p>
      <text:p text:style-name="P1">cd repositories/django/ourhouse_project</text:p>
      <text:p text:style-name="P1">virtualenv ourhouse_env</text:p>
      <text:p text:style-name="P1">git clone <text:a xlink:type="simple" xlink:href="mailto:git@github.com" text:style-name="Internet_20_link" text:visited-style-name="Visited_20_Internet_20_Link">git@github.com</text:a>:SteveMayze/SmartHome-Django.git</text:p>
      <text:p text:style-name="P1">. ourhouse_env/bin/activate</text:p>
      <text:p text:style-name="P1">cd SmartHome-Django</text:p>
      <text:p text:style-name="P1"><text:soft-page-break/>pip install django</text:p>
      <text:p text:style-name="P1"/>
      <text:p text:style-name="Standard">sudo apt-get install libjpeg8-dev</text:p>
      <text:p text:style-name="P1"/>
      <text:p text:style-name="P1">pip install Pillow</text:p>
      <text:p text:style-name="P1"/>
      <text:p text:style-name="P3">scp the secretkey.txt file from the original machine</text:p>
      <text:p text:style-name="P3"/>
      <text:p text:style-name="P3">pip install mod_wsgi-httpd</text:p>
      <text:p text:style-name="P5">This takes quite a long while to complete.</text:p>
      <text:p text:style-name="P3"/>
      <text:p text:style-name="P4">pip install mod_wsgi</text:p>
      <text:p text:style-name="P4"/>
      <text:p text:style-name="P6">pip install django-registration-redux</text:p>
      <text:p text:style-name="P4"/>
      <text:p text:style-name="P7">pip install django_pandas</text:p>
      <text:p text:style-name="P8">This takes quite a <text:span text:style-name="T2">very long </text:span>while to install</text:p>
      <text:p text:style-name="P7"/>
      <text:p text:style-name="P9">pip install matplotlib</text:p>
      <text:p text:style-name="P10">This takes quite a whilt to install</text:p>
      <text:p text:style-name="P9"/>
      <text:p text:style-name="P25">pip install Rpi.GPIO</text:p>
      <text:p text:style-name="P25"/>
      <text:p text:style-name="P46">( The requirements.txt file is now available and can be used with pip install -r to install these packages directly)</text:p>
      <text:p text:style-name="P25"/>
      <text:h text:style-name="Heading_20_2" text:outline-level="2">Channels</text:h>
      <text:p text:style-name="P16">https://channels.readthedocs.io/en/stable/installation.html</text:p>
      <text:p text:style-name="P14">pip install -U channels</text:p>
      <text:h text:style-name="Heading_20_2" text:outline-level="2">Initialise the Database</text:h>
      <text:p text:style-name="P11">python manage.py migrate</text:p>
      <text:p text:style-name="P11"/>
      <text:p text:style-name="P11">python manage.py createsuperuser</text:p>
      <text:p text:style-name="P11">admin/welcome1</text:p>
      <text:p text:style-name="P11"/>
      <text:p text:style-name="P12">python manage.py makemigrations main</text:p>
      <text:p text:style-name="P12">python manage.py makemigrations i2c</text:p>
      <text:p text:style-name="P12">python manage.py makemigrations energy</text:p>
      <text:p text:style-name="P12">python manage.py makemigrations lighting</text:p>
      <text:p text:style-name="P12">python manage.py migrate</text:p>
      <text:p text:style-name="P12">python populate_i2c.py </text:p>
      <text:p text:style-name="P12">python populate_energy.py</text:p>
      <text:p text:style-name="P12">python populate_lighting.py</text:p>
      <text:p text:style-name="Standard"/>
      <text:p text:style-name="Standard"/>
      <text:p text:style-name="P32">When moving the data from a Mac, dos2unix was also needed</text:p>
      <text:p text:style-name="P32"/>
      <text:p text:style-name="P32">apt-get install dos2unix</text:p>
      <text:h text:style-name="P64" text:outline-level="1">Redis</text:h>
      <text:p text:style-name="P13"/>
      <text:p text:style-name="P15">pip install asgi_redis</text:p>
      <text:p text:style-name="P17">sudo apt-get install redis-server</text:p>
      <text:p text:style-name="P17"/>
      <text:p text:style-name="P15"/>
      <text:p text:style-name="P19">http://mjavery.blogspot.de/2016/05/setting-up-redis-on-raspberry-pi.html</text:p>
      <text:p text:style-name="P15"/>
      <table:table table:name="Table1" table:style-name="Table1">
        <table:table-column table:style-name="Table1.A"/>
        <table:table-row>
          <table:table-cell table:style-name="Table1.A1" office:value-type="string">
            <text:p text:style-name="P37"><text:s text:c="5"/>mkdir redis</text:p>
            <text:p text:style-name="P37"><text:s text:c="5"/>cd redis</text:p>
            <text:p text:style-name="P37"><text:s text:c="5"/>wget http://download.redis.io/redis-stable.tar.gz</text:p>
            <text:p text:style-name="P37"><text:s text:c="5"/>tar xzf redis-stable.tar.gz</text:p>
            <text:p text:style-name="P37"><text:s text:c="5"/>cd redis-stable/</text:p>
            <text:p text:style-name="P37"><text:s text:c="5"/>make</text:p>
            <text:p text:style-name="P37"><text:s text:c="5"/>cd src</text:p>
            <text:p text:style-name="P37"><text:s text:c="5"/>sudo cp</text:p>
            <text:p text:style-name="P37"><text:s text:c="5"/>sudo cp redis-server /usr/local/bin</text:p>
            <text:p text:style-name="P37"><text:s text:c="5"/>sudo cp redis-cli /usr/local/bin</text:p>
            <text:p text:style-name="P37"><text:s text:c="5"/>cd ..</text:p>
            <text:p text:style-name="P37"><text:s text:c="5"/>cd ..</text:p>
            <text:p text:style-name="P37"><text:s text:c="5"/>rm redis-stable.tar.gz</text:p>
            <text:p text:style-name="P37"><text:s text:c="5"/>cd redis-stable</text:p>
            <text:p text:style-name="P37"><text:s text:c="5"/>sudo mkdir /etc/redis</text:p>
            <text:p text:style-name="P37"><text:s text:c="5"/>sudo mkdir /var/redis</text:p>
            <text:p text:style-name="P37"><text:s text:c="5"/>sudo cp utils/redis_init_script /etc/init.d/redis_6379</text:p>
            <text:p text:style-name="P37"><text:s text:c="5"/>sudo cp redis.conf /etc/redis/6379.conf</text:p>
            <text:p text:style-name="P37"><text:s text:c="5"/>sudo mkdir /var/redis/6379</text:p>
            <text:p text:style-name="P37"><text:s text:c="5"/>sudo vi /etc/redis/6379.conf</text:p>
            <text:p text:style-name="P37"><text:s text:c="4"/>sudo update-rc.d redis_6379 defaults</text:p>
            <text:p text:style-name="P37"><text:s text:c="4"/>ps -ef | grep redis</text:p>
            <text:p text:style-name="P37"><text:s text:c="4"/>sudo redis-server /etc/redis/6379.conf</text:p>
            <text:p text:style-name="P37"/>
          </table:table-cell>
        </table:table-row>
      </table:table>
      <text:p text:style-name="P15"/>
      <text:p text:style-name="P15"/>
      <text:p text:style-name="P62">Interrupt Service</text:p>
      <text:p text:style-name="P51">A copy of the configuration file is available in scripts/systemd/system</text:p>
      <text:p text:style-name="P24"><text:a xlink:type="simple" xlink:href="http://www.diegoacuna.me/how-to-run-a-script-as-a-service-in-raspberry-pi-raspbian-jessie/" text:style-name="Internet_20_link" text:visited-style-name="Visited_20_Internet_20_Link">http://www.diegoacuna.me/how-to-run-a-script-as-a-service-in-raspberry-pi-raspbian-jessie/</text:a></text:p>
      <text:p text:style-name="P24"/>
      <text:p text:style-name="P22">cd /lib/systemd/system/</text:p>
      <text:p text:style-name="P22">vi tl2c.service</text:p>
      <text:p text:style-name="P22"/>
      <table:table table:name="Table2" table:style-name="Table2">
        <table:table-column table:style-name="Table2.A"/>
        <table:table-row>
          <table:table-cell table:style-name="Table2.A1" office:value-type="string">
            <text:p text:style-name="P30">[Unit]</text:p>
            <text:p text:style-name="P30">Description=TL2C I2C PIR Interrupt tracking service</text:p>
            <text:p text:style-name="P30">After=multi-user.target</text:p>
            <text:p text:style-name="P30"/>
            <text:p text:style-name="P30">[Service]</text:p>
            <text:p text:style-name="P30">Type=simple</text:p>
            <text:p text:style-name="P30">ExecStart=/bin/bash /var/local/tl2c/tl2c.sh</text:p>
            <text:p text:style-name="P30">Restart=on-abort</text:p>
            <text:p text:style-name="P30"/>
            <text:p text:style-name="P30"><text:soft-page-break/>[Install]</text:p>
            <text:p text:style-name="P30">WantedBy=multi-user.target</text:p>
          </table:table-cell>
        </table:table-row>
      </table:table>
      <text:p text:style-name="P22"/>
      <text:p text:style-name="P22"/>
      <text:p text:style-name="P23">sudo mkdir /var/local/tl2c</text:p>
      <text:p text:style-name="P23">sudo cp scripts/tl2c.sh /var/local/tl2c/</text:p>
      <text:p text:style-name="P23">sudo systemctl enable tl2c.service</text:p>
      <text:p text:style-name="P27">sudo systemctl start <text:span text:style-name="T3">tl2c.service</text:span></text:p>
      <text:p text:style-name="P27">sudo systemctl stop <text:span text:style-name="T3">tl2c.service</text:span></text:p>
      <text:p text:style-name="P23"/>
      <text:p text:style-name="P23"/>
      <text:p text:style-name="P25"/>
      <text:h text:style-name="Heading_20_1" text:outline-level="1">Running the server</text:h>
      <text:p text:style-name="P25">python manage.py runserver 0.0.0.0:8000</text:p>
      <text:p text:style-name="P25"/>
      <text:p text:style-name="P25">or...</text:p>
      <text:p text:style-name="P25"/>
      <text:p text:style-name="P25">manage.py runserver --noworker</text:p>
      <text:p text:style-name="P25">manage.py runworker</text:p>
      <text:p text:style-name="P25"/>
      <text:p text:style-name="P35">Since channels is installed, Daphne is recommended.</text:p>
      <text:p text:style-name="P35"/>
      <text:p text:style-name="P35"><text:span text:style-name="T5">p</text:span>ip install supervisor</text:p>
      <text:p text:style-name="P35"/>
      <text:p text:style-name="P35">The base configuration file was created with </text:p>
      <text:p text:style-name="P35">echo_supervisord_conf &gt; supervisor.conf</text:p>
      <text:p text:style-name="P35"/>
      <text:p text:style-name="P35">After that the following definition was added.</text:p>
      <text:p text:style-name="P35"/>
      <table:table table:name="Table7" table:style-name="Table7">
        <table:table-column table:style-name="Table7.A"/>
        <table:table-row>
          <table:table-cell table:style-name="Table7.A1" office:value-type="string">
            <text:p text:style-name="P39"/>
            <text:p text:style-name="P38">[program:Daphne]</text:p>
            <text:p text:style-name="P38">environment=PATH="/usr/sbin:/home/pi/django/smarthome_env/bin"</text:p>
            <text:p text:style-name="P59">; command=/home/pi/django/smarthome_env/bin/daphne -p 8070 ourhouse_site.asgi:channel_layer</text:p>
            <text:p text:style-name="P59">command=/home/pi/django/smarthome_env/bin/daphne -<text:span text:style-name="T5">u</text:span> /<text:span text:style-name="T5">tmp/daphne.sock</text:span> ourhouse_site.asgi:channel_layer</text:p>
            <text:p text:style-name="P59">directory=/home/pi/django/SmartHome-Django-energy_ui</text:p>
            <text:p text:style-name="P38">autostart=true</text:p>
            <text:p text:style-name="P38">autorestart=true</text:p>
            <text:p text:style-name="P38">redirect_stderr=true</text:p>
            <text:p text:style-name="P38">stdout_logfile=/tmp/smarthome_daphne.log</text:p>
            <text:p text:style-name="P38"/>
            <text:p text:style-name="P38">[program:Worker]</text:p>
            <text:p text:style-name="P38">environment=PATH="/usr/sbin:/home/pi/django/smarthome_env/bin"</text:p>
            <text:p text:style-name="P38">command=/home/pi/django/smarthome_env/bin/python manage.py runworker</text:p>
            <text:p text:style-name="P38">directory=/home/pi/django/SmartHome-Django-energy_ui</text:p>
            <text:p text:style-name="P38">process_name=%(program_name)s_%(process_num)02d</text:p>
            <text:p text:style-name="P38">numprocs=4</text:p>
            <text:p text:style-name="P38">autostart=true</text:p>
            <text:p text:style-name="P38">autorestart=true</text:p>
            <text:p text:style-name="P38">redirect_stderr=true</text:p>
            <text:p text:style-name="P38">stdout_logfile=/tmp/smarhome_workers.log</text:p>
          </table:table-cell>
        </table:table-row>
      </table:table>
      <text:p text:style-name="P35"/>
      <text:p text:style-name="P35"><text:soft-page-break/></text:p>
      <text:h text:style-name="Heading_20_2" text:outline-level="2">Enable supervisor to start up at boot time</text:h>
      <text:p text:style-name="P50">A copy of the configuration file is available in scripts/systemd/system</text:p>
      <text:p text:style-name="P35"/>
      <text:p text:style-name="P35">cd /lib/systemd/system/</text:p>
      <text:p text:style-name="P35">sudo vi supervisord.service</text:p>
      <text:p text:style-name="P35"/>
      <table:table table:name="Table6" table:style-name="Table6">
        <table:table-column table:style-name="Table6.A"/>
        <table:table-row>
          <table:table-cell table:style-name="Table6.A1" office:value-type="string">
            <text:p text:style-name="P38">[Unit]</text:p>
            <text:p text:style-name="P38">Description=supervisord startup</text:p>
            <text:p text:style-name="P38">After=multi-user.target</text:p>
            <text:p text:style-name="P38"/>
            <text:p text:style-name="P38">[Service]</text:p>
            <text:p text:style-name="P38">Type=forking</text:p>
            <text:p text:style-name="P38">ExecStart=/usr/local/bin/supervisord -c /home/pi/django/SmartHome-Django-energy_ui/scripts/supervisord.conf</text:p>
            <text:p text:style-name="P38">PIDFile=/tmp/supervisord.pid</text:p>
            <text:p text:style-name="P38">RemainAfterExit=no</text:p>
            <text:p text:style-name="P38"/>
            <text:p text:style-name="P38">[Install]</text:p>
            <text:p text:style-name="P38">WantedBy=multi-user.target</text:p>
            <text:p text:style-name="P38"/>
          </table:table-cell>
        </table:table-row>
      </table:table>
      <text:p text:style-name="P35"/>
      <text:p text:style-name="P35">sudo systemctl enable supervisord.service</text:p>
      <text:p text:style-name="P35">sudo systemctl start supervisord.service</text:p>
      <text:p text:style-name="P35">sudo systemctl stop supervisord.service</text:p>
      <text:p text:style-name="P35"/>
      <text:h text:style-name="Heading_20_1" text:outline-level="1">PIP Freeze</text:h>
      <text:p text:style-name="P33">sudo apt-get update</text:p>
      <text:p text:style-name="P34">sudo apt-get install apche2-dev</text:p>
      <text:p text:style-name="P18"><text:span text:style-name="T4">pip install -r requirements.txt</text:span><text:line-break/></text:p>
      <table:table table:name="Table4" table:style-name="Table4">
        <table:table-column table:style-name="Table4.A"/>
        <table:table-row>
          <table:table-cell table:style-name="Table4.A1" office:value-type="string">
            <text:p text:style-name="P29">asgi-redis==1.4.2</text:p>
            <text:p text:style-name="P29">asgiref==1.1.2</text:p>
            <text:p text:style-name="P29">attrs==17.2.0</text:p>
            <text:p text:style-name="P29">autobahn==17.6.2</text:p>
            <text:p text:style-name="P29">Automat==0.6.0</text:p>
            <text:p text:style-name="P29">channels==1.1.5</text:p>
            <text:p text:style-name="P29">constantly==15.1.0</text:p>
            <text:p text:style-name="P29">cycler==0.10.0</text:p>
            <text:p text:style-name="P29">daphne==1.3.0</text:p>
            <text:p text:style-name="P29">Django==1.11.2</text:p>
            <text:p text:style-name="P29">django-pandas==0.4.3</text:p>
            <text:p text:style-name="P29">django-registration-redux==1.6</text:p>
            <text:p text:style-name="P29">hyperlink==17.2.1</text:p>
            <text:p text:style-name="P29">incremental==17.5.0</text:p>
            <text:p text:style-name="P29">matplotlib==2.0.2</text:p>
            <text:p text:style-name="P29">mod-wsgi==4.5.15</text:p>
            <text:p text:style-name="P29">mod-wsgi-httpd==2.4.23.2</text:p>
            <text:p text:style-name="P29">msgpack-python==0.4.8</text:p>
            <text:p text:style-name="P29">numpy==1.13.0</text:p>
            <text:p text:style-name="P29">olefile==0.44</text:p>
            <text:p text:style-name="P29">pandas==0.20.2</text:p>
            <text:p text:style-name="P29">Pillow==4.1.1</text:p>
            <text:p text:style-name="P29"><text:soft-page-break/>pyparsing==2.2.0</text:p>
            <text:p text:style-name="P29">python-dateutil==2.6.0</text:p>
            <text:p text:style-name="P29">pytz==2017.2</text:p>
            <text:p text:style-name="P29">redis==2.10.5</text:p>
            <text:p text:style-name="P29">RPi.GPIO==0.6.3</text:p>
            <text:p text:style-name="P29">six==1.10.0</text:p>
            <text:p text:style-name="P29">Twisted==17.5.0</text:p>
            <text:p text:style-name="P29">txaio==2.8.0</text:p>
            <text:p text:style-name="P29">zope.interface==4.4.2</text:p>
          </table:table-cell>
        </table:table-row>
      </table:table>
      <text:p text:style-name="P12"/>
      <text:p text:style-name="P26"/>
      <text:h text:style-name="Heading_20_1" text:outline-level="1">Rebuilding the database</text:h>
      <text:p text:style-name="P28"/>
      <table:table table:name="Table3" table:style-name="Table3">
        <table:table-column table:style-name="Table3.A"/>
        <table:table-row>
          <table:table-cell table:style-name="Table3.A1" office:value-type="string">
            <text:p text:style-name="P36">sudo systemctl stop tl2c.service</text:p>
            <text:p text:style-name="P36"/>
            <text:p text:style-name="P36"># rm db.sqlite3</text:p>
            <text:p text:style-name="P36"># rm energy/migrations/[0-9]{4}_\w.py</text:p>
            <text:p text:style-name="P36"># rm i2c/migrations/[0-9]{4}_\w.py</text:p>
            <text:p text:style-name="P36"># rm main/migrations/[0-9]{4}_\w.py</text:p>
            <text:p text:style-name="P36"># rm lighting/migrations/[0-9]{4}_\w.py</text:p>
            <text:p text:style-name="P36"/>
            <text:p text:style-name="P36"/>
            <text:p text:style-name="P36">python manage.py migrate</text:p>
            <text:p text:style-name="P36"/>
            <text:p text:style-name="P36">python manage.py createsuperuser</text:p>
            <text:p text:style-name="P36">python manage.py makemigrations main</text:p>
            <text:p text:style-name="P36">python manage.py makemigrations i2c</text:p>
            <text:p text:style-name="P36">python manage.py makemigrations energy</text:p>
            <text:p text:style-name="P36">python manage.py makemigrations lighting</text:p>
            <text:p text:style-name="P36">python manage.py migrate</text:p>
            <text:p text:style-name="P36"/>
            <text:p text:style-name="P36">python populate_i2c.py</text:p>
            <text:p text:style-name="P36">python populate_energy.py</text:p>
            <text:p text:style-name="P36">python populate_lighting.py</text:p>
            <text:p text:style-name="P36"/>
            <text:p text:style-name="P36">sudo systemctl start tl2c.service</text:p>
          </table:table-cell>
        </table:table-row>
      </table:table>
      <text:p text:style-name="P28"/>
      <text:p text:style-name="P28"/>
      <text:h text:style-name="Heading_20_1" text:outline-level="1">MatPlotLib</text:h>
      <text:p text:style-name="P31"/>
      <text:h text:style-name="Heading_20_2" text:outline-level="2">Available styles</text:h>
      <text:p text:style-name="P31"/>
      <text:p text:style-name="P31">&gt;&gt;&gt; print(style.available)</text:p>
      <text:p text:style-name="P31">['grayscale', 'seaborn', 'seaborn-pastel', 'seaborn-dark', 'bmh', 'seaborn-notebook', 'seaborn-poster', 'seaborn-muted', 'seaborn-dark-palette', 'seaborn-paper', 'seaborn-ticks', 'seaborn-white', 'classic', 'fivethirtyeight', 'seaborn-deep', '_classic_test', 'seaborn-bright', 'ggplot', 'seaborn-whitegrid', 'seaborn-colorblind', 'dark_background', 'seaborn-darkgrid', 'seaborn-talk']</text:p>
      <text:p text:style-name="P31"/>
      <text:h text:style-name="Heading_20_2" text:outline-level="2"><text:soft-page-break/>Style Locations</text:h>
      <text:p text:style-name="P31">&gt;&gt;&gt; import matplotlib.pyplot as plt</text:p>
      <text:p text:style-name="P31">&gt;&gt;&gt; plt.__file__</text:p>
      <text:p text:style-name="P31">'/home/steve/repositories/django/ourhouse_project/ourhouse_env/lib/python3.4/site-packages/matplotlib/pyplot.py'</text:p>
      <text:p text:style-name="P31"/>
      <text:p text:style-name="P31">/home/steve/repositories/django/ourhouse_project/ourhouse_env/lib/python3.4/site-packages/matplotlib/mpl-data/stylelib</text:p>
      <text:p text:style-name="P31"/>
      <text:p text:style-name="P31"/>
      <text:h text:style-name="Heading_20_1" text:outline-level="1">NGINX Reverse Proxy Server</text:h>
      <text:p text:style-name="P57"/>
      <text:p text:style-name="P57">python manage.py collectstatic</text:p>
      <text:p text:style-name="P58"><text:span text:style-name="T6">As an exercise, the daphne server was enabled to run under nginx. In hind-sight, for the Raspberry-pi with a Django installation at home, it is questionable if this is actually required and simply let daphne service port 80 instead. The Reverse Proxy Configuration does enable other sites to be provided that could be PHP based.</text:span></text:p>
      <text:p text:style-name="P54">The number of sites visited to collect the information I needed was numerous since this does not seem to reflect the most popular configurations. i.e. The Reverse Proxy configuraitons found were very simplistic and did not involve WebSockets.</text:p>
      <text:list xml:id="list2343617194667348309" text:style-name="L1">
        <text:list-item>
          <text:p text:style-name="P53"><text:a xlink:type="simple" xlink:href="http://uwsgi-docs.readthedocs.io/en/latest/tutorials/Django_and_nginx.html" text:style-name="Internet_20_link" text:visited-style-name="Visited_20_Internet_20_Link">http://uwsgi-docs.readthedocs.io/en/latest/tutorials/Django_and_nginx.html</text:a></text:p>
        </text:list-item>
        <text:list-item>
          <text:p text:style-name="P53"><text:a xlink:type="simple" xlink:href="https://github.com/socketio/socket.io/issues/1942" text:style-name="Internet_20_link" text:visited-style-name="Visited_20_Internet_20_Link">https://github.com/socketio/socket.io/issues/1942</text:a></text:p>
        </text:list-item>
        <text:list-item>
          <text:p text:style-name="P53"><text:a xlink:type="simple" xlink:href="https://blog.mangoforbreakfast.com/2017/02/06/websockets-using-apache-reverse-proxy/" text:style-name="Internet_20_link" text:visited-style-name="Visited_20_Internet_20_Link">https://blog.mangoforbreakfast.com/2017/02/06/websockets-using-apache-reverse-proxy/</text:a></text:p>
        </text:list-item>
        <text:list-item>
          <text:p text:style-name="P55"><text:a xlink:type="simple" xlink:href="https://www.nginx.com/blog/websocket-nginx/" text:style-name="Internet_20_link" text:visited-style-name="Visited_20_Internet_20_Link">https://www.nginx.com/blog/websocket-nginx/</text:a></text:p>
        </text:list-item>
        <text:list-item>
          <text:p text:style-name="P53"/>
        </text:list-item>
      </text:list>
      <text:p text:style-name="P54">sudo apt-get install nginx <text:s/>php5-fpm</text:p>
      <text:p text:style-name="P54">Within /etc/nginx/sites-available, create the configuration file</text:p>
      <table:table table:name="Table5" table:style-name="Table5">
        <table:table-column table:style-name="Table5.A"/>
        <table:table-row>
          <table:table-cell table:style-name="Table5.A1" office:value-type="string">
            <text:p text:style-name="P61"># ourhouse_nginx.conf</text:p>
            <text:p text:style-name="P61"/>
            <text:p text:style-name="P61"># the upstream component nginx needs to connect to</text:p>
            <text:p text:style-name="P61">upstream django-backend {</text:p>
            <text:p text:style-name="P61"><text:s text:c="4"/># server unix:///path/to/your/mysite/mysite.sock; # for a file socket</text:p>
            <text:p text:style-name="P61"><text:s text:c="4"/>server localhost:8070; # for a web port socket (we'll use this first)</text:p>
            <text:p text:style-name="P61"><text:s text:c="4"/>server unix:///tmp/daphne.sock;</text:p>
            <text:p text:style-name="P61">}</text:p>
            <text:p text:style-name="P61"><text:soft-page-break/></text:p>
            <text:p text:style-name="P61"># configuration of the server</text:p>
            <text:p text:style-name="P61">server {</text:p>
            <text:p text:style-name="P61"><text:s text:c="4"/># the port your site will be served on</text:p>
            <text:p text:style-name="P61"><text:s text:c="4"/>listen <text:s text:c="5"/>80;</text:p>
            <text:p text:style-name="P61"><text:s text:c="4"/># the domain name it will serve for</text:p>
            <text:p text:style-name="P61"><text:s text:c="4"/>server_name dev-pi; # substitute your machine's IP address or FQDN</text:p>
            <text:p text:style-name="P61"><text:s text:c="4"/>charset <text:s text:c="4"/>utf-8;</text:p>
            <text:p text:style-name="P61"/>
            <text:p text:style-name="P61"><text:s text:c="4"/># max upload size</text:p>
            <text:p text:style-name="P61"><text:s text:c="4"/>client_max_body_size 75M; <text:s text:c="2"/># adjust to taste</text:p>
            <text:p text:style-name="P61"/>
            <text:p text:style-name="P61"><text:s text:c="4"/># Django media</text:p>
            <text:p text:style-name="P61"><text:s text:c="4"/>location /media <text:s/>{</text:p>
            <text:p text:style-name="P61"><text:s text:c="8"/>alias /home/pi/django/SmartHome-Django-energy_ui/media; <text:s/># your Django project's media files - amend as required</text:p>
            <text:p text:style-name="P61"><text:s text:c="4"/>}</text:p>
            <text:p text:style-name="P61"/>
            <text:p text:style-name="P61"><text:s text:c="4"/>location /static {</text:p>
            <text:p text:style-name="P61"><text:s text:c="8"/>alias /home/pi/django/SmartHome-Django-energy_ui/staticfiles; # your Django project's static files - amend as required</text:p>
            <text:p text:style-name="P61"><text:s text:c="4"/>}</text:p>
            <text:p text:style-name="P61"/>
            <text:p text:style-name="P61"><text:s text:c="4"/># Finally, send all non-media requests to the Django server.</text:p>
            <text:p text:style-name="P61"><text:s text:c="4"/>location /stream/ {</text:p>
            <text:p text:style-name="P61"><text:s text:c="8"/>proxy_pass <text:s/>http://django-backend;</text:p>
            <text:p text:style-name="P61"><text:s text:c="8"/>proxy_http_version 1.1;</text:p>
            <text:p text:style-name="P61"><text:s text:c="8"/>proxy_set_header Upgrade $http_upgrade;</text:p>
            <text:p text:style-name="P61"><text:s text:c="8"/>proxy_set_header Connection "upgrade";</text:p>
            <text:p text:style-name="P61"><text:s text:c="8"/>proxy_set_header Host "django-backend";</text:p>
            <text:p text:style-name="P61"><text:s text:c="8"/>include <text:s text:c="4"/>/home/pi/django/SmartHome-Django-energy_ui/uwsgi_params; # the uwsgi_params file you installed</text:p>
            <text:p text:style-name="P61"><text:s text:c="4"/>}</text:p>
            <text:p text:style-name="P61"><text:s text:c="4"/>location / {</text:p>
            <text:p text:style-name="P61"><text:s text:c="8"/>proxy_pass <text:s/>http://django-backend;</text:p>
            <text:p text:style-name="P61"><text:s text:c="8"/>proxy_http_version 1.1;</text:p>
            <text:p text:style-name="P61"><text:s text:c="8"/>proxy_set_header Upgrade $http_upgrade;</text:p>
            <text:p text:style-name="P61"><text:s text:c="8"/>proxy_set_header Connection "upgrade";</text:p>
            <text:p text:style-name="P61"><text:s text:c="8"/>proxy_set_header Host "django-backend";</text:p>
            <text:p text:style-name="P61"><text:s text:c="8"/>include <text:s text:c="4"/>/home/pi/django/SmartHome-Django-energy_ui/uwsgi_params; # the uwsgi_params file you installed</text:p>
            <text:p text:style-name="P61"><text:s text:c="4"/>}</text:p>
            <text:p text:style-name="P61">}</text:p>
          </table:table-cell>
        </table:table-row>
      </table:table>
      <text:p text:style-name="P54"/>
      <text:p text:style-name="P54"/>
      <text:p text:style-name="P54">sudo nginx -s re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20:06:19.195005173</meta:creation-date>
    <dc:date>2017-10-02T12:33:58.869103314</dc:date>
    <meta:editing-duration>PT12H44M18S</meta:editing-duration>
    <meta:editing-cycles>31</meta:editing-cycles>
    <meta:generator>LibreOffice/4.3.3.2$Linux_ARM_EABI LibreOffice_project/430m0$Build-2</meta:generator>
    <meta:document-statistic meta:table-count="7" meta:image-count="0" meta:object-count="0" meta:page-count="8" meta:paragraph-count="263" meta:word-count="954" meta:character-count="9570" meta:non-whitespace-character-count="8548"/>
  </office:meta>
</office:document-meta>
</file>